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 svg:font-family="Arial"/>
    <style:font-face style:name="OpenSymbol" svg:font-family="OpenSymbol"/>
    <style:font-face style:name="Times New Roman" svg:font-family="'Times New Roman'"/>
    <style:font-face style:name="DejaVu Sans" svg:font-family="'DejaVu Sans'" style:font-family-generic="system" style:font-pitch="variable"/>
  </office:font-face-decls>
  <office:automatic-styles>
    <style:style style:name="P1" style:family="paragraph" style:parent-style-name="Standard">
      <style:text-properties fo:color="#000000"/>
    </style:style>
    <style:style style:name="P2" style:family="paragraph" style:parent-style-name="Standard">
      <style:text-properties fo:color="#000000"/>
    </style:style>
    <style:style style:name="P3" style:family="paragraph" style:parent-style-name="Standard">
      <style:text-properties fo:color="#000000"/>
    </style:style>
    <style:style style:name="P4" style:family="paragraph" style:parent-style-name="Standard">
      <style:paragraph-properties fo:text-align="justify" style:justify-single-word="false"/>
      <style:text-properties fo:color="#000000" officeooo:rsid="001423d4" officeooo:paragraph-rsid="001423d4"/>
    </style:style>
    <style:style style:name="P5" style:family="paragraph" style:parent-style-name="Standard">
      <style:paragraph-properties fo:text-align="justify" style:justify-single-word="false"/>
      <style:text-properties fo:color="#000000"/>
    </style:style>
    <style:style style:name="P6" style:family="paragraph" style:parent-style-name="Standard">
      <style:paragraph-properties fo:text-align="justify" style:justify-single-word="false"/>
      <style:text-properties fo:color="#000000" officeooo:paragraph-rsid="0014f532"/>
    </style:style>
    <style:style style:name="P7" style:family="paragraph" style:parent-style-name="Standard">
      <style:paragraph-properties fo:text-align="justify" style:justify-single-word="false"/>
      <style:text-properties fo:color="#000000" officeooo:paragraph-rsid="00167a58"/>
    </style:style>
    <style:style style:name="P8" style:family="paragraph" style:parent-style-name="Standard">
      <style:paragraph-properties fo:text-align="justify" style:justify-single-word="false"/>
      <style:text-properties fo:color="#000000" officeooo:paragraph-rsid="0012e5cb"/>
    </style:style>
    <style:style style:name="P9" style:family="paragraph" style:parent-style-name="Standard" style:list-style-name="L1">
      <style:paragraph-properties fo:text-align="justify" style:justify-single-word="false"/>
      <style:text-properties officeooo:paragraph-rsid="001423d4"/>
    </style:style>
    <style:style style:name="P10" style:family="paragraph" style:parent-style-name="Text_20_body">
      <style:paragraph-properties fo:text-align="justify" style:justify-single-word="false"/>
    </style:style>
    <style:style style:name="T1" style:family="text">
      <style:text-properties officeooo:rsid="0011c8e8"/>
    </style:style>
    <style:style style:name="T2" style:family="text">
      <style:text-properties officeooo:rsid="0012e52c"/>
    </style:style>
    <style:style style:name="T3" style:family="text">
      <style:text-properties officeooo:rsid="0012e5cb"/>
    </style:style>
    <style:style style:name="T4" style:family="text">
      <style:text-properties officeooo:rsid="0014cb33"/>
    </style:style>
    <style:style style:name="T5" style:family="text">
      <style:text-properties officeooo:rsid="0014f532"/>
    </style:style>
    <style:style style:name="T6" style:family="text">
      <style:text-properties officeooo:rsid="00167a58"/>
    </style:style>
    <style:style style:name="T7" style:family="text">
      <style:text-properties style:font-name="Times New Roman" fo:font-size="12pt" fo:language="de" fo:country="DE" style:letter-kerning="tru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changed-region xml:id="ct93954394130912" text:id="ct93954394130912">
          <text:insertion>
            <office:change-info>
              <dc:creator>Tamino Dauth</dc:creator>
              <dc:date>2010-09-20T18:42:00</dc:date>
            </office:change-info>
          </text:insertion>
        </text:changed-region>
        <text:changed-region xml:id="ct93954463865504" text:id="ct93954463865504">
          <text:deletion>
            <office:change-info>
              <dc:creator>Unknown Author</dc:creator>
              <dc:date>2017-01-22T16:34:00</dc:date>
            </office:change-info>
            <text:p text:style-name="P1">Gardona</text:p>
          </text:deletion>
        </text:changed-region>
        <text:changed-region xml:id="ct93954463862864" text:id="ct93954463862864">
          <text:insertion>
            <office:change-info>
              <dc:creator>Unknown Author</dc:creator>
              <dc:date>2017-01-22T16:34:00</dc:date>
            </office:change-info>
          </text:insertion>
        </text:changed-region>
        <text:changed-region xml:id="ct93954463624320" text:id="ct93954463624320">
          <text:deletion>
            <office:change-info>
              <dc:creator>Unknown Author</dc:creator>
              <dc:date>2017-01-22T16:34:00</dc:date>
            </office:change-info>
            <text:p text:style-name="P1">Gandolf</text:p>
          </text:deletion>
        </text:changed-region>
        <text:changed-region xml:id="ct93954464369152" text:id="ct93954464369152">
          <text:insertion>
            <office:change-info>
              <dc:creator>Unknown Author</dc:creator>
              <dc:date>2017-01-22T16:34:00</dc:date>
            </office:change-info>
          </text:insertion>
        </text:changed-region>
        <text:changed-region xml:id="ct93954394032512" text:id="ct93954394032512">
          <text:insertion>
            <office:change-info>
              <dc:creator>Tamino Dauth</dc:creator>
              <dc:date>2010-09-20T18:57:00</dc:date>
            </office:change-info>
          </text:insertion>
        </text:changed-region>
        <text:changed-region xml:id="ct93954463868752" text:id="ct93954463868752">
          <text:deletion>
            <office:change-info>
              <dc:creator>Unknown Author</dc:creator>
              <dc:date>2017-01-22T16:34:00</dc:date>
            </office:change-info>
            <text:p text:style-name="Text_20_body">Gardona</text:p>
          </text:deletion>
          <text:insertion>
            <office:change-info office:chg-author="Tamino Dauth" office:chg-date-time="2010-09-20T18:57:00"/>
          </text:insertion>
        </text:changed-region>
        <text:changed-region xml:id="ct93954463870784" text:id="ct93954463870784">
          <text:insertion>
            <office:change-info>
              <dc:creator>Unknown Author</dc:creator>
              <dc:date>2017-01-22T16:34:00</dc:date>
            </office:change-info>
          </text:insertion>
        </text:changed-region>
        <text:changed-region xml:id="ct93954463871008" text:id="ct93954463871008">
          <text:insertion>
            <office:change-info>
              <dc:creator>Tamino Dauth</dc:creator>
              <dc:date>2010-09-20T18:57:00</dc:date>
            </office:change-info>
          </text:insertion>
        </text:changed-region>
        <text:changed-region xml:id="ct93954463875824" text:id="ct93954463875824">
          <text:deletion>
            <office:change-info>
              <dc:creator>Unknown Author</dc:creator>
              <dc:date>2017-01-22T16:34:00</dc:date>
            </office:change-info>
            <text:p text:style-name="Text_20_body">Gardona</text:p>
          </text:deletion>
          <text:insertion>
            <office:change-info office:chg-author="Tamino Dauth" office:chg-date-time="2010-09-20T18:57:00"/>
          </text:insertion>
        </text:changed-region>
        <text:changed-region xml:id="ct93954463876384" text:id="ct93954463876384">
          <text:insertion>
            <office:change-info>
              <dc:creator>Unknown Author</dc:creator>
              <dc:date>2017-01-22T16:34:00</dc:date>
            </office:change-info>
          </text:insertion>
        </text:changed-region>
        <text:changed-region xml:id="ct93954463876608" text:id="ct93954463876608">
          <text:insertion>
            <office:change-info>
              <dc:creator>Tamino Dauth</dc:creator>
              <dc:date>2010-09-20T18:57:00</dc:date>
            </office:change-info>
          </text:insertion>
        </text:changed-region>
        <text:changed-region xml:id="ct93954394035424" text:id="ct93954394035424">
          <text:insertion>
            <office:change-info>
              <dc:creator>Tamino Dauth</dc:creator>
              <dc:date>2010-09-20T18:16:00</dc:date>
            </office:change-info>
          </text:insertion>
        </text:changed-region>
        <text:changed-region xml:id="ct93954463872544" text:id="ct93954463872544">
          <text:deletion>
            <office:change-info>
              <dc:creator>Unknown Author</dc:creator>
              <dc:date>2017-01-22T16:34:00</dc:date>
            </office:change-info>
            <text:p text:style-name="P1">Gardona</text:p>
          </text:deletion>
          <text:insertion>
            <office:change-info office:chg-author="Tamino Dauth" office:chg-date-time="2010-09-20T18:16:00"/>
          </text:insertion>
        </text:changed-region>
        <text:changed-region xml:id="ct93954463864912" text:id="ct93954463864912">
          <text:insertion>
            <office:change-info>
              <dc:creator>Unknown Author</dc:creator>
              <dc:date>2017-01-22T16:34:00</dc:date>
            </office:change-info>
          </text:insertion>
        </text:changed-region>
        <text:changed-region xml:id="ct93954463876112" text:id="ct93954463876112">
          <text:insertion>
            <office:change-info>
              <dc:creator>Tamino Dauth</dc:creator>
              <dc:date>2010-09-20T18:16:00</dc:date>
            </office:change-info>
          </text:insertion>
        </text:changed-region>
        <text:changed-region xml:id="ct93954394044192" text:id="ct93954394044192">
          <text:insertion>
            <office:change-info>
              <dc:creator>Tamino Dauth</dc:creator>
              <dc:date>2010-09-20T18:48:00</dc:date>
            </office:change-info>
          </text:insertion>
        </text:changed-region>
        <text:changed-region xml:id="ct93954394041376" text:id="ct93954394041376">
          <text:insertion>
            <office:change-info>
              <dc:creator>Tamino Dauth</dc:creator>
              <dc:date>2010-09-20T18:16:00</dc:date>
            </office:change-info>
          </text:insertion>
        </text:changed-region>
        <text:changed-region xml:id="ct93954393995776" text:id="ct93954393995776">
          <text:insertion>
            <office:change-info>
              <dc:creator>Tamino Dauth</dc:creator>
              <dc:date>2010-09-20T18:48:00</dc:date>
            </office:change-info>
          </text:insertion>
        </text:changed-region>
        <text:changed-region xml:id="ct93954394041760" text:id="ct93954394041760">
          <text:insertion>
            <office:change-info>
              <dc:creator>Tamino Dauth</dc:creator>
              <dc:date>2010-09-20T18:16:00</dc:date>
            </office:change-info>
          </text:insertion>
        </text:changed-region>
        <text:changed-region xml:id="ct93954393424784" text:id="ct93954393424784">
          <text:insertion>
            <office:change-info>
              <dc:creator>Tamino Dauth</dc:creator>
              <dc:date>2010-09-20T18:53:00</dc:date>
            </office:change-info>
          </text:insertion>
        </text:changed-region>
        <text:changed-region xml:id="ct93954394040480" text:id="ct93954394040480">
          <text:insertion>
            <office:change-info>
              <dc:creator>Tamino Dauth</dc:creator>
              <dc:date>2010-09-20T18:16:00</dc:date>
            </office:change-info>
          </text:insertion>
        </text:changed-region>
        <text:changed-region xml:id="ct93954394033808" text:id="ct93954394033808">
          <text:insertion>
            <office:change-info>
              <dc:creator>Tamino Dauth</dc:creator>
              <dc:date>2010-09-20T18:56:00</dc:date>
            </office:change-info>
          </text:insertion>
        </text:changed-region>
        <text:changed-region xml:id="ct93954394037232" text:id="ct93954394037232">
          <text:insertion>
            <office:change-info>
              <dc:creator>Tamino Dauth</dc:creator>
              <dc:date>2011-02-26T12:06:00</dc:date>
            </office:change-info>
          </text:insertion>
        </text:changed-region>
        <text:changed-region xml:id="ct93954393425136" text:id="ct93954393425136">
          <text:insertion>
            <office:change-info>
              <dc:creator>Tamino Dauth</dc:creator>
              <dc:date>2011-02-26T11:49:00</dc:date>
            </office:change-info>
          </text:insertion>
        </text:changed-region>
        <text:changed-region xml:id="ct93954394037456" text:id="ct93954394037456">
          <text:insertion>
            <office:change-info>
              <dc:creator>Tamino Dauth</dc:creator>
              <dc:date>2011-02-26T11:50:00</dc:date>
            </office:change-info>
          </text:insertion>
        </text:changed-region>
        <text:changed-region xml:id="ct93954394039088" text:id="ct93954394039088">
          <text:insertion>
            <office:change-info>
              <dc:creator>Tamino Dauth</dc:creator>
              <dc:date>2011-02-26T12:06:00</dc:date>
            </office:change-info>
          </text:insertion>
        </text:changed-region>
        <text:changed-region xml:id="ct93954394036608" text:id="ct93954394036608">
          <text:insertion>
            <office:change-info>
              <dc:creator>Tamino Dauth</dc:creator>
              <dc:date>2011-02-26T12:07:00</dc:date>
            </office:change-info>
          </text:insertion>
        </text:changed-region>
        <text:changed-region xml:id="ct93954393999088" text:id="ct93954393999088">
          <text:insertion>
            <office:change-info>
              <dc:creator>Tamino Dauth</dc:creator>
              <dc:date>2011-02-26T12:03:00</dc:date>
            </office:change-info>
          </text:insertion>
        </text:changed-region>
        <text:changed-region xml:id="ct93954394005744" text:id="ct93954394005744">
          <text:insertion>
            <office:change-info>
              <dc:creator>Tamino Dauth</dc:creator>
              <dc:date>2010-09-20T18:19:00</dc:date>
            </office:change-info>
          </text:insertion>
        </text:changed-region>
        <text:changed-region xml:id="ct93954394006464" text:id="ct93954394006464">
          <text:insertion>
            <office:change-info>
              <dc:creator>Tamino Dauth</dc:creator>
              <dc:date>2010-09-20T18:59:00</dc:date>
            </office:change-info>
          </text:insertion>
        </text:changed-region>
        <text:changed-region xml:id="ct93954394008352" text:id="ct93954394008352">
          <text:insertion>
            <office:change-info>
              <dc:creator>Tamino Dauth</dc:creator>
              <dc:date>2010-09-20T19:0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ie Geschichte der Menschen ähnelt anfangs ein wenig derer der Stämme Germaniens. Am Anfang gab es weiter östlich viele uneinige Stämme der Menschen, die in der Nähe des großen Flusses nach Norden, welcher auch am Ende der ersten Karte mit dem Langboot befahren wird. Sie breiteten sich weiter aus und trafen auf das wesentlich weiter fortgeschrittene Reich der Hochelfen. Sie begegneten diesen relativ freundlich und betrieben Handel mit ihnen.</text:p>
      <text:p text:style-name="P5">Später gab es einen starken Anführer im Süden, der viele wilde Menschen eines kriegerischen Stammes um sich scharte und die anderen beherrschen wollte. Ein westlicher Stamm, nahe der Grenze des Hochelfenreiches besiegte den wilden Stamm dank der Unterstützung der Hochelfen. Der Anführer dieses Stammes wurde nach den Kämpfen von den Hochelfen zum König der Menschen gekrönt. Aus dem Bündnis zwischen Menschen und Hochelfen ging der Wind-Wasser-Bund hervor, der den Hochelfen eine große Einmischung in die Politik der Menschen gestattete.</text:p>
      <text:p text:style-name="P5">Willmar ist der 12. König der Menschen. Gezählt wird dabei von jenem Anführer des westlichen Stammes. Die Hochelfen haben auch zur Zeit der Krönung Willmars großen Einfluss auf das Königreich der Menschen und dessen Staat. Der König der Hochelfen, welcher zu jener Zeit Dararos ist, muss den König der Menschen als solchen akzeptieren und besitzt eine Art Vetorecht, welches ihm, durch den Wind-Wasser-Bund zusteht.</text:p>
      <text:p text:style-name="P5">Biologisch betrachtet werden Hochelfen wesentlich älter als Menschen. Oft sterben Menschen aber nur dank teils katastrophaler hygienischer Zustände in den Städten wesentlich früher als Hochelfen.</text:p>
      <text:p text:style-name="P5">Wie bei allen Lebewesen, lebt ein willen<text:change-start text:change-id="ct93954394130912"/>s<text:change-end text:change-id="ct93954394130912"/>starker und somit oft auch ein sich die Magie zunutze machender Mensch wesentlich länger als einer mit gegenteiligen Eigenschaften.</text:p>
      <text:p text:style-name="P5"/>
      <text:p text:style-name="P5">In der Schlacht gegen <text:change text:change-id="ct93954463865504"/><text:change-start text:change-id="ct93954463862864"/><text:span text:style-name="T7">Garonar</text:span><text:change-end text:change-id="ct93954463862864"/> kämpften die Menschen gemeinsam mit den Hochelfen, allerdings mehr unter der Führung <text:change text:change-id="ct93954463624320"/><text:change-start text:change-id="ct93954464369152"/><text:span text:style-name="T7">Gerulf</text:span><text:change-end text:change-id="ct93954464369152"/>s, des obersten Klerikers und Elementarmagiers Willmars als unter der Führung von Letzterem. Dieser trägt auch den Stab des Windes, da der König sich nicht in der Lage sieht, seinen Herrscherstab zu verwenden.<text:change-start text:change-id="ct93954394032512"/></text:p>
      <text:h text:style-name="Heading_20_2" text:outline-level="2">Geschichte</text:h>
      <text:p text:style-name="P10">Bisherige Informationen zum Ursprung des Naturstammes von Dararos' und Baradés Mutter:</text:p>
      <text:p text:style-name="P10">Der Stamm nennt sich „Waldleute“</text:p>
      <text:p text:style-name="P10">Es gab im Osten („Stämme des Ostens“) kriegerische Stämme der Menschen, die sehr naturverbunden waren. Sie kämpften gegen eine Vereinigung im Westen. Sie kämpften gegen Wesen (vermutlich Niederelfen). <text:change-end text:change-id="ct93954394032512"/><text:change text:change-id="ct93954463868752"/><text:change-start text:change-id="ct93954463870784"/><text:span text:style-name="T7">Garonar</text:span><text:change-end text:change-id="ct93954463870784"/><text:change-start text:change-id="ct93954463871008"/> redet kurz mit Baradé über deren Heldentaten. Sie verteidigten die Natur mit Leib und Seele.</text:p>
      <text:p text:style-name="P10">Als sie sich in den Westen hin ausbreiteten passierte das oben beschriebene.</text:p>
      <text:p text:style-name="P10">Mittillant wurde gegründet und nur noch ein kleiner Teil im Osten war das Reich des letzten Stammes der Naturverbundenen. Dort herrschte ein eigener Anführer. Die Tochter des letzten lebenden Anführers heiratete schließlich den König der Hochelfen (Dararos' Vater) und das Reich wurde ein Teil Mittillants.</text:p>
      <text:p text:style-name="P10">Die meisten Leute des Stammes zogen mit Erlaubnis von Dararos' Vater ins Königreich der Hochelfen (Tfjahn) und lebten dort weiter.</text:p>
      <text:h text:style-name="Heading_20_3" text:outline-level="3">Stammesfehden</text:h>
      <text:p text:style-name="P10">Zu Beginn existierten im Gebiet des heutigen Mittillants mehr als zwanzig verschiedene Stämme der Menschen. Sie führten untereinander Kriege, besetzten Gebiete und verloren sie wieder. Mal wurde ein Stamm ausgerottet, mal schloss er sich einem anderen an und ein anderes Mal wurde wieder ein neuer gegründet. So ging es eine ganze Zeit lang bis schließlich die Vertreibung der Niederelfen durch die Hochelfen aus Tfjahn begann.</text:p>
      <text:h text:style-name="Heading_20_3" text:outline-level="3"><text:soft-page-break/>Krieg gegen die fliehenden Niederelfen</text:h>
      <text:p text:style-name="P10">Als die Hochelfen die Niederelfen aus Tfjahn vertrieben, flohen diese in Richtung Osten, ins heutige Mittillant. Die Menschen dort begegneten den ängstlichen, ziellosen Niederelfen mit Furcht und Gewalt. Sie töteten fast alle. Durch den gemeinsamen Kampf gegen die Niederelfen vereinigten sich die meisten Stämme, bis es schließlich nur noch drei größere Stämme gab. Der größte der Stämme befand sich im Süden und war kriegerischer Art. Durch die Vernichtung der Niederelfen, verfiel er einem Blutrausch und Eroberungswahn. Der zweitgrößte befand sich weiter im Nordwesten und lebte nach strengen Regeln. Der kleinste befand sich im Nordosten und war sehr naturverbunden.<text:line-break/>Schließlich begann ein blutiger Krieg zwischen den beiden größeren Stämmen.</text:p>
      <text:p text:style-name="P10"><text:change-end text:change-id="ct93954463871008"/><text:change text:change-id="ct93954463875824"/><text:change-start text:change-id="ct93954463876384"/><text:span text:style-name="T7">Garonar</text:span><text:change-end text:change-id="ct93954463876384"/><text:change-start text:change-id="ct93954463876608"/> erzählt Baradé, er habe am Marksee einen getroffen, jedoch töten müssen und das nach ihrer Vertreibung.</text:p>
      <text:p text:style-name="P10">Dararos ist der vierte König seit der Vertreibung der Niederelfen durch die Hochelfen.</text:p>
      <text:h text:style-name="Heading_20_3" text:outline-level="3">Treffen</text:h>
      <text:p text:style-name="P10">Der nordwestliche Stamm traf im Westen auf die Hochelfen und begann Handel mit diesen.</text:p>
      <text:p text:style-name="P10">Da sie gerade einen Krieg gegen den brutalen Stamm im Süden führten und unterlagen, suchten sie bei den Hochelfen Unterstützung. Die bekamen Sie aufgrund des Interesses der Hochelfen an einem größeren Einfluss auf den Stamm.</text:p>
      <text:h text:style-name="Heading_20_3" text:outline-level="3">Sieg über den Stamm des Südens/Gründung Mittillants </text:h>
      <text:p text:style-name="P10">Mit Hilfe der Hochelfenarmeen besiegte der zweitgrößte Stamm den größten im Süden. Die Hochelfen </text:p>
      <text:h text:style-name="Heading_20_3" text:outline-level="3">Der verbliebene naturverbundene Stamm</text:h>
      <text:p text:style-name="Text_20_body"/>
      <text:h text:style-name="Heading_20_3" text:outline-level="3">Die Hochzeit des Hochelfenkönigs/Auflösung des letzten naturverbundenen Stammes</text:h>
      <text:p text:style-name="Text_20_body"/>
      <text:h text:style-name="Heading_20_2" text:outline-level="2">Geographie<text:change-end text:change-id="ct93954463876608"/><text:change-start text:change-id="ct93954394035424"/></text:h>
      <text:p text:style-name="P5">Mittillant ist der Name des Königreichs der Menschen. Wie der Name bereits </text:p>
      <text:p text:style-name="P5"><text:change-end text:change-id="ct93954394035424"/><text:change text:change-id="ct93954463872544"/><text:change-start text:change-id="ct93954463864912"/><text:span text:style-name="T7">Garonar</text:span><text:change-end text:change-id="ct93954463864912"/><text:change-start text:change-id="ct93954463876112"/> begegnete angeblich nahe des Marksees einem Niederelf. Marksee beschreiben!</text:p>
      <text:h text:style-name="Heading_20_2" text:outline-level="2">Linguistik</text:h>
      <text:p text:style-name="P1"/>
      <text:p text:style-name="P1"/>
      <text:h text:style-name="Heading_20_2" text:outline-level="2">Kalender</text:h>
      <text:p text:style-name="P5">Der Kalender der im Königreich der Menschen ist ein Mondkalender, der seinen Ursprung beim Naturvolk, aus welchem Dararos' und Baradés Mutter stammen hat.</text:p>
      <text:p text:style-name="P5">Daher werden Mondzyklen als Monate bezeichnet. <text:span text:style-name="T4">Es gibt keine Jahre</text:span>. <text:span text:style-name="T4">Man rechnet rein in Monaten.</text:span></text:p>
      <text:p text:style-name="P5"><text:span text:style-name="T1">Es existieren ebenfalls Jahreszeiten, die jedoch Wetterzeiten heißen und der König legt offiziell kurz </text:span><text:soft-page-break/><text:span text:style-name="T1">zuvor fest, wann diese beginnen und enden, was wetterabbhängig (zum Beispiel sobald der erste Schnee fällt) ist.</text:span> <text:span text:style-name="T1">Der </text:span>Mondkalender <text:span text:style-name="T5">orientiert sich in</text:span> keiner Weise am Umlauf des Planeten um die Sonne.</text:p>
      <text:p text:style-name="P5"><text:span text:style-name="T2">Es</text:span> existieren nur drei <text:span text:style-name="T5">Wetterzeiten</text:span>, die sich durch ihre Erscheinung deutlich voneinander unterscheiden.</text:p>
      <text:p text:style-name="P6">Entsprechende Bezeichnungen der <text:span text:style-name="T5">Wetterzeiten</text:span>:</text:p>
      <text:p text:style-name="P5">Sommer <text:change-end text:change-id="ct93954463876112"/><text:change-start text:change-id="ct93954394044192"/>–<text:change-end text:change-id="ct93954394044192"/><text:change-start text:change-id="ct93954394041376"/> Sonnenzeit/Blüte</text:p>
      <text:p text:style-name="P5">Winter <text:change-end text:change-id="ct93954394041376"/><text:change-start text:change-id="ct93954393995776"/>–<text:change-end text:change-id="ct93954393995776"/><text:change-start text:change-id="ct93954394041760"/> Frostzeit/Witterung</text:p>
      <text:p text:style-name="P5">Herbst <text:change-end text:change-id="ct93954394041760"/><text:change-start text:change-id="ct93954393424784"/>–<text:change-end text:change-id="ct93954393424784"/><text:change-start text:change-id="ct93954394040480"/> Rötezeit/Umbruch</text:p>
      <text:p text:style-name="P5"/>
      <text:p text:style-name="P5">Letztere Begriffe sind allgemeiner Sprachgebrauch im Königreich. Die anderen werden hauptsächlich vom Adel, als den Gebildeteren verwendet.</text:p>
      <text:p text:style-name="P7"><text:change-end text:change-id="ct93954394040480"/><text:change-start text:change-id="ct93954394033808"/>Feste <text:span text:style-name="T6">der Wetterzeiten </text:span>werden ortsabhängig gefeiert<text:change-end text:change-id="ct93954394033808"/><text:change-start text:change-id="ct93954394037232"/>, <text:span text:style-name="T6">da man in manchen Orten nicht einmal davon erfährt, wann eine Wetterzeit offiziell beginnt.</text:span><text:change-end text:change-id="ct93954394037232"/><text:change-start text:change-id="ct93954393425136"/></text:p>
      <text:p text:style-name="P8"><text:span text:style-name="T3">Ein Tag </text:span><text:change-end text:change-id="ct93954393425136"/><text:change-start text:change-id="ct93954394037456"/><text:span text:style-name="T3">orientiert sich am Sonnenstand. Es gibt keine richtige Zeitrechnung, daher auch keine Uhrzeit.</text:span><text:change-end text:change-id="ct93954394037456"/><text:change-start text:change-id="ct93954394039088"/><text:span text:style-name="T3"> Nur </text:span><text:change-end text:change-id="ct93954394039088"/><text:change-start text:change-id="ct93954394036608"/><text:span text:style-name="T3">Morgen, Mittag, Nachmittag, Abend und Nacht.</text:span><text:change-end text:change-id="ct93954394036608"/><text:change-start text:change-id="ct93954393999088"/></text:p>
      <text:p text:style-name="P4">Jeder Tag eines Monats hat einen eigenen Namen:</text:p>
      <text:list xml:id="list778757461713289809" text:style-name="L1">
        <text:list-item>
          <text:p text:style-name="P9"><text:change-end text:change-id="ct93954393999088"/><text:change-start text:change-id="ct93954394005744"/></text:p>
        </text:list-item>
      </text:list>
      <text:h text:style-name="Heading_20_2" text:outline-level="2">Symbolik<text:change-end text:change-id="ct93954394005744"/><text:change-start text:change-id="ct93954394006464"/></text:h>
      <text:p text:style-name="Text_20_body"/>
      <text:h text:style-name="Heading_20_2" text:outline-level="2">Politik</text:h>
      <text:p text:style-name="Text_20_body"/>
      <text:h text:style-name="Heading_20_2" text:outline-level="2">Militär<text:change-end text:change-id="ct93954394006464"/><text:change-start text:change-id="ct93954394008352"/></text:h>
      <text:p text:style-name="Text_20_body"/>
      <text:h text:style-name="Heading_20_2" text:outline-level="2">Religion<text:change-end text:change-id="ct9395439400835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 svg:font-family="Arial"/>
    <style:font-face style:name="OpenSymbol" svg:font-family="OpenSymbol"/>
    <style:font-face style:name="Times New Roman" svg:font-family="'Times New Roman'"/>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de" fo:country="DE" style:letter-kerning="true"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tab-stop-distance="1.251cm" style:writing-mode="page"/>
      <style:text-properties fo:color="#000000" style:font-name="Times New Roman" fo:font-size="12pt" fo:language="de" fo:country="DE" style:letter-kerning="true"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style:writing-mode="page"/>
      <style:text-properties style:font-name="Times New Roman" fo:font-family="'Times New Roman'" fo:font-size="12pt" fo:language="de" fo:country="DE" style:letter-kerning="true"/>
    </style:style>
    <style:style style:name="Heading" style:family="paragraph" style:next-style-name="Text_20_body" style:class="text">
      <style:paragraph-properties fo:margin-top="0.423cm" fo:margin-bottom="0.212cm" loext:contextual-spacing="false" style:writing-mode="page"/>
      <style:text-properties style:font-name="Arial" fo:font-family="Arial" fo:font-size="14pt" fo:language="de" fo:country="DE" style:letter-kerning="true"/>
    </style:style>
    <style:style style:name="Text_20_body" style:display-name="Text body" style:family="paragraph" style:class="text">
      <style:paragraph-properties fo:margin-top="0cm" fo:margin-bottom="0.212cm" loext:contextual-spacing="false" style:writing-mode="page"/>
      <style:text-properties style:font-name="Times New Roman" fo:font-family="'Times New Roman'" fo:font-size="12pt" fo:language="de" fo:country="DE" style:letter-kerning="true"/>
    </style:style>
    <style:style style:name="List" style:family="paragraph" style:class="list">
      <style:paragraph-properties fo:margin-top="0cm" fo:margin-bottom="0.212cm" loext:contextual-spacing="false" style:writing-mode="page"/>
      <style:text-properties style:font-name="Times New Roman" fo:font-family="'Times New Roman'" fo:font-size="12pt" fo:language="de" fo:country="DE" style:letter-kerning="true"/>
    </style:style>
    <style:style style:name="Index" style:family="paragraph" style:class="index">
      <style:paragraph-properties style:writing-mode="page"/>
      <style:text-properties style:font-name="Times New Roman" fo:font-family="'Times New Roman'" fo:font-size="12pt" fo:language="de" fo:country="DE" style:letter-kerning="true"/>
    </style:style>
    <style:style style:name="Caption" style:family="paragraph" style:class="extra">
      <style:paragraph-properties fo:margin-top="0.212cm" fo:margin-bottom="0.212cm" loext:contextual-spacing="false" style:writing-mode="page"/>
      <style:text-properties style:font-name="Times New Roman" fo:font-family="'Times New Roman'" fo:font-size="12pt" fo:language="de" fo:country="DE" fo:font-style="italic" style:letter-kerning="tru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Standard1" style:page-layout-name="Mpm2"/>
    <style:master-page style:name="Standard2"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2$Linux_X86_64 LibreOffice_project/00$Build-2</meta:generator>
    <dc:title/>
    <meta:initial-creator>Tamino Dauth</meta:initial-creator>
    <meta:editing-cycles>32</meta:editing-cycles>
    <dc:date>2017-01-22T16:35:04.749457344</dc:date>
    <meta:creation-date>2009-11-07T22:58:58</meta:creation-date>
    <meta:editing-duration>P1DT2H2M32S</meta:editing-duration>
    <meta:document-statistic meta:table-count="0" meta:image-count="0" meta:object-count="0" meta:page-count="3" meta:paragraph-count="48" meta:word-count="945" meta:character-count="6516" meta:non-whitespace-character-count="5613"/>
  </office:meta>
</office:document-meta>
</file>